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44pt"/>
    </style:style>
    <style:style style:name="co2" style:family="table-column">
      <style:table-column-properties fo:break-before="auto" style:column-width="81.6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4.51pt" fo:break-before="auto" style:use-optimal-row-height="true"/>
    </style:style>
    <style:style style:name="ro2" style:family="table-row">
      <style:table-row-properties style:row-height="15.2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9" table:default-cell-style-name="ce2"/>
        <table:table-row table:style-name="ro1">
          <table:table-cell table:style-name="ce1" office:value-type="string" calcext:value-type="string" table:number-columns-spanned="3" table:number-rows-spanned="1">
            <text:p>Google AdWords - Recitation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3" office:value-type="string" calcext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T-Mobi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erizon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3" office:value-type="string" calcext:value-type="string">
            <text:p>Query 3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AT&amp;T</text:p>
          </table:table-cell>
          <table:table-cell table:number-columns-repeated="2" table:style-name="ce12" office:value-type="float" office:value="0.1" calcext:value-type="float">
            <text:p>0.1</text:p>
          </table:table-cell>
          <table:table-cell table:style-name="ce17" office:value-type="float" office:value="0.08" calcext:value-type="float">
            <text:p>0.08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T-Mobile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style-name="ce14"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erizon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float" office:value="0.2" calcext:value-type="float">
            <text:p>0.2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Average Price Per Display</text:p>
          </table:table-cell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3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ce14" office:value-type="float" office:value="1.6" calcext:value-type="float">
            <text:p>1.6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Budgets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Advertiser</text:p>
          </table:table-cell>
          <table:table-cell table:style-name="ce13" office:value-type="string" calcext:value-type="string">
            <text:p>Budge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AT&amp;T</text:p>
          </table:table-cell>
          <table:table-cell table:style-name="ce14"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T-Mobile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Verizon</text:p>
          </table:table-cell>
          <table:table-cell table:style-name="ce15"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Query</text:p>
          </table:table-cell>
          <table:table-cell table:style-name="ce16" office:value-type="string" calcext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4"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2">
          <table:table-cell table:style-name="ce1" office:value-type="string" calcext:value-type="string">
            <text:p>Variables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3" office:value-type="string" calcext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T-Mobil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erizo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0" calcext:value-type="float">
            <text:p>4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Objective</text:p>
          </table:table-cell>
          <table:table-cell table:number-columns-repeated="10"/>
        </table:table-row>
        <table:table-row table:style-name="ro1">
          <table:table-cell table:style-name="ce9" office:value-type="string" calcext:value-type="string">
            <text:p>Revenue</text:p>
          </table:table-cell>
          <table:table-cell table:formula="of:=SUMPRODUCT([.B35:.D37];[.B17:.D19])" office:value-type="float" office:value="428" calcext:value-type="float">
            <text:p>428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3" table:number-rows-spanned="1">
            <text:p>Budget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3">
          <table:table-cell table:style-name="ce9" office:value-type="string" calcext:value-type="string">
            <text:p>AT&amp;T</text:p>
          </table:table-cell>
          <table:table-cell table:formula="of:=SUMPRODUCT([.B35:.D35];[.B17:.D17])" office:value-type="float" office:value="168" calcext:value-type="float">
            <text:p>168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170" calcext:value-type="float">
            <text:p>170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>
            <text:p>T-Mobile</text:p>
          </table:table-cell>
          <table:table-cell table:formula="of:=SUMPRODUCT([.B36:.D36];[.B18:.D18])" office:value-type="float" office:value="100" calcext:value-type="float">
            <text:p>10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>
            <text:p>Verizon</text:p>
          </table:table-cell>
          <table:table-cell table:formula="of:=SUMPRODUCT([.B37:.D37];[.B19:.D19])" office:value-type="float" office:value="160" calcext:value-type="float">
            <text:p>16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3" table:number-rows-spanned="1">
            <text:p>Query estimate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3">
          <table:table-cell table:style-name="ce9" office:value-type="string" calcext:value-type="string">
            <text:p>Query 1</text:p>
          </table:table-cell>
          <table:table-cell table:formula="of:=SUM([.B35:.B37])" office:value-type="float" office:value="140" calcext:value-type="float">
            <text:p>14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140" calcext:value-type="float">
            <text:p>140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>
            <text:p>Query 2</text:p>
          </table:table-cell>
          <table:table-cell table:formula="of:=SUM([.C35:.C37])" office:value-type="float" office:value="80" calcext:value-type="float">
            <text:p>8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>
            <text:p>Query 3</text:p>
          </table:table-cell>
          <table:table-cell table:formula="of:=SUM([.D35:.D37])" office:value-type="float" office:value="80" calcext:value-type="float">
            <text:p>8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 style:data-style-name="N2" text:time-value="09:42:10.02065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8:30:21.003434000</meta:creation-date>
    <dc:date>2015-05-11T10:15:45.761088000</dc:date>
    <meta:editing-duration>PT2M24S</meta:editing-duration>
    <meta:editing-cycles>5</meta:editing-cycles>
    <meta:generator>LibreOffice/4.4.3.2$MacOSX_X86_64 LibreOffice_project/88805f81e9fe61362df02b9941de8e38a9b5fd16</meta:generator>
    <meta:document-statistic meta:table-count="1" meta:cell-count="117" meta:object-count="0"/>
  </office:meta>
</office:document-meta>
</file>